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Standard" style:master-page-name="MPF0" style:family="paragraph">
      <style:paragraph-properties fo:break-before="page" fo:text-align="center" fo:margin-top="0.0277in" fo:margin-bottom="0.0277in" fo:line-height="100%" fo:background-color="#46A2DA" style:page-number="1"/>
    </style:style>
    <style:style style:name="T9" style:parent-style-name="DefaultParagraphFont" style:family="text">
      <style:text-properties fo:font-weight="bold" style:font-weight-asian="bold" fo:color="#FFFFFF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>
          <style:column style:rel-width="4680*" fo:start-indent="0in" fo:end-indent="0.25in"/>
          <style:column style:rel-width="4680*" fo:start-indent="0.25in" fo:end-indent="0in"/>
        </style:columns>
      </style:section-properties>
    </style:style>
    <style:style style:name="P13" style:parent-style-name="Standard" style:family="paragraph">
      <style:paragraph-properties fo:line-height="150%" fo:margin-left="0.1902in">
        <style:tab-stops/>
      </style:paragraph-properties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2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line-height="150%" fo:margin-left="0.1902in" fo:margin-right="-0.8125in">
        <style:tab-stops/>
      </style:paragraph-properties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4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5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5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6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6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6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T7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76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77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78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79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0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1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2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3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4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5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6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7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8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89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0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1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2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3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4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5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6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7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8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99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0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1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2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3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4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5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6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7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8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09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10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11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12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13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14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15" style:parent-style-name="Standard" style:family="paragraph">
      <style:paragraph-properties fo:line-height="150%" fo:margin-left="0.1902in" fo:margin-right="-0.5in">
        <style:tab-stops/>
      </style:paragraph-properties>
    </style:style>
    <style:style style:name="P116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17" style:parent-style-name="DefaultParagraphFont" style:family="text">
      <style:text-properties fo:color="#000000"/>
    </style:style>
    <style:style style:name="P118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19" style:parent-style-name="DefaultParagraphFont" style:family="text">
      <style:text-properties fo:color="#000000"/>
    </style:style>
    <style:style style:name="P120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1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2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3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4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5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6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7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8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29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0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1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2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3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4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5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6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7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8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39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0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1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2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3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4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5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6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7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8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49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0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1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2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3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4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5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6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7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8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59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60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61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62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63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64" style:parent-style-name="DefaultParagraphFont" style:family="text">
      <style:text-properties fo:color="#000000"/>
    </style:style>
    <style:style style:name="P165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66" style:parent-style-name="DefaultParagraphFont" style:family="text">
      <style:text-properties fo:color="#000000"/>
    </style:style>
    <style:style style:name="P167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68" style:parent-style-name="DefaultParagraphFont" style:family="text">
      <style:text-properties fo:color="#000000"/>
    </style:style>
    <style:style style:name="P169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70" style:parent-style-name="DefaultParagraphFont" style:family="text">
      <style:text-properties fo:color="#000000"/>
    </style:style>
    <style:style style:name="P171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72" style:parent-style-name="DefaultParagraphFont" style:family="text">
      <style:text-properties fo:color="#000000"/>
    </style:style>
    <style:style style:name="P173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74" style:parent-style-name="DefaultParagraphFont" style:family="text">
      <style:text-properties fo:color="#000000"/>
    </style:style>
    <style:style style:name="P175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76" style:parent-style-name="DefaultParagraphFont" style:family="text">
      <style:text-properties fo:color="#000000"/>
    </style:style>
    <style:style style:name="P177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78" style:parent-style-name="DefaultParagraphFont" style:family="text">
      <style:text-properties fo:color="#000000"/>
    </style:style>
    <style:style style:name="P179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80" style:parent-style-name="DefaultParagraphFont" style:family="text">
      <style:text-properties fo:color="#000000"/>
    </style:style>
    <style:style style:name="P181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82" style:parent-style-name="DefaultParagraphFont" style:family="text">
      <style:text-properties fo:color="#000000"/>
    </style:style>
    <style:style style:name="P183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84" style:parent-style-name="DefaultParagraphFont" style:family="text">
      <style:text-properties fo:color="#000000"/>
    </style:style>
    <style:style style:name="P185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86" style:parent-style-name="DefaultParagraphFont" style:family="text">
      <style:text-properties fo:color="#000000"/>
    </style:style>
    <style:style style:name="P187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88" style:parent-style-name="DefaultParagraphFont" style:family="text">
      <style:text-properties fo:color="#000000"/>
    </style:style>
    <style:style style:name="P189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90" style:parent-style-name="DefaultParagraphFont" style:family="text">
      <style:text-properties fo:color="#000000"/>
    </style:style>
    <style:style style:name="P191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92" style:parent-style-name="DefaultParagraphFont" style:family="text">
      <style:text-properties fo:color="#000000"/>
    </style:style>
    <style:style style:name="P193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94" style:parent-style-name="DefaultParagraphFont" style:family="text">
      <style:text-properties fo:color="#000000"/>
    </style:style>
    <style:style style:name="P195" style:parent-style-name="Standard" style:family="paragraph">
      <style:paragraph-properties fo:widows="2" fo:orphans="2" fo:line-height="100%" fo:margin-left="0.4375in">
        <style:tab-stops/>
      </style:paragraph-properties>
    </style:style>
    <style:style style:name="T196" style:parent-style-name="DefaultParagraphFont" style:family="text">
      <style:text-properties fo:color="#000000"/>
    </style:style>
    <style:style style:name="P197" style:parent-style-name="Standard" style:family="paragraph">
      <style:paragraph-properties fo:line-height="100%" fo:margin-left="0.1875in">
        <style:tab-stops/>
      </style:paragraph-properties>
    </style:style>
    <style:style style:name="P198" style:parent-style-name="Standard" style:family="paragraph">
      <style:paragraph-properties fo:widows="2" fo:orphans="2" fo:line-height="100%" fo:margin-left="0.4375in">
        <style:tab-stops/>
      </style:paragraph-properties>
      <style:text-properties fo:color="#000000"/>
    </style:style>
    <style:style style:name="P199" style:parent-style-name="Standard" style:family="paragraph">
      <style:paragraph-properties fo:margin-right="-0.5in"/>
    </style:style>
    <style:style style:name="P200" style:parent-style-name="Standard" style:family="paragraph">
      <style:paragraph-properties fo:margin-right="-0.5in"/>
    </style:style>
    <style:style style:name="P201" style:parent-style-name="Standard" style:family="paragraph">
      <style:paragraph-properties fo:margin-right="-0.5in"/>
    </style:style>
    <style:style style:family="graphic" style:name="a3">
      <style:graphic-properties fo:wrap-option="wrap" fo:padding-top="0.0492in" fo:padding-bottom="0.0492in" fo:padding-left="0.0984in" fo:padding-right="0.0984in" draw:textarea-vertical-align="top" draw:textarea-horizontal-align="left" style:wrap="run-through" style:run-through="foreground" draw:fill="none" draw:stroke="solid" svg:stroke-width="0.0102in" svg:stroke-color="#4a7dba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492in" fo:padding-bottom="0.0492in" fo:padding-left="0.0984in" fo:padding-right="0.0984in" draw:textarea-vertical-align="top" draw:textarea-horizontal-align="left" style:wrap="run-through" style:run-through="foreground" draw:fill="none" draw:stroke="solid" svg:stroke-width="0.0102in" svg:stroke-color="#4a7dba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492in" fo:padding-bottom="0.0492in" fo:padding-left="0.0984in" fo:padding-right="0.0984in" draw:textarea-vertical-align="top" draw:textarea-horizontal-align="left" style:wrap="run-through" style:run-through="background" draw:fill="none" draw:stroke="solid" svg:stroke-width="0.0102in" svg:stroke-color="#4a7dba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gjdgxs"/><text:bookmark-end text:name="_gjdgxs"/><text:span text:style-name="T9">SCRUM TERM MATCHING</text:span></text:p>
      <text:p text:style-name="P10"/>
      <text:p text:style-name="Standard"><text:span text:style-name="T11">Instructions</text:span><text:span text:style-name="T12">:</text:span><text:s/>Fill in the blanks with the appropriate letter of the Scrum terms</text:p>
      <text:section text:name="Sect1" text:style-name="S1">
        <text:p text:style-name="P13"><text:span text:style-name="T14"><text:s text:c="4"/></text:span><text:span text:style-name="T15">K</text:span>Is a time-box - a specific set of time <text:s/></text:p>
        <text:p text:style-name="P16"><text:span text:style-name="T17"><text:s text:c="4"/></text:span><text:span text:style-name="T18">E</text:span><text:span text:style-name="T19"><text:s text:c="2"/></text:span><text:s text:c="2"/>User story contains enough details to be worked</text:p>
        <text:p text:style-name="P20"><text:span text:style-name="T21"><text:s/></text:span><text:span text:style-name="T22">F</text:span><text:span text:style-name="T23"><text:s text:c="3"/></text:span><text:s text:c="2"/>Vertical<text:s/>slice of a potentially shippable product</text:p>
        <text:p text:style-name="P24"><text:span text:style-name="T25"><text:s text:c="4"/>B <text:s text:c="2"/></text:span><text:s text:c="2"/>Visual aid that shows trending of user stories completed</text:p>
        <text:p text:style-name="P26"><text:span text:style-name="T27"><text:s text:c="4"/></text:span><text:span text:style-name="T28">N</text:span><text:span text:style-name="T29"><text:s text:c="3"/></text:span><text:s text:c="2"/>Share lessons learned from the previous iteration</text:p>
        <text:p text:style-name="P30"><text:span text:style-name="T31"><text:s text:c="2"/>J <text:s text:c="2"/></text:span><text:s text:c="2"/>Servant leader that removes roadblocks</text:p>
        <text:p text:style-name="P32"><text:span text:style-name="T33"><text:s text:c="4"/>O<text:s/></text:span><text:s text:c="2"/>Meeting to demo progress made during the iteration</text:p>
        <text:p text:style-name="P34"><text:span text:style-name="T35"><text:s text:c="3"/></text:span><text:span text:style-name="T36">Q</text:span><text:span text:style-name="T37"><text:s text:c="4"/></text:span><text:s text:c="2"/>Simple description of a feature from a user’s perspective</text:p>
        <text:p text:style-name="P38"><text:span text:style-name="T39"><text:s text:c="3"/>Q <text:s text:c="3"/></text:span><text:s text:c="2"/>Committed user stories for upcoming iteration</text:p>
        <text:p text:style-name="P40"><text:span text:style-name="T41"><text:s text:c="5"/>L <text:s/></text:span><text:s text:c="2"/>Tasked with understanding the product vision</text:p>
        <text:p text:style-name="P42"><text:span text:style-name="T43"><text:s text:c="4"/></text:span><text:span text:style-name="T44">H</text:span><text:span text:style-name="T45"><text:s text:c="2"/></text:span><text:s text:c="2"/>Discussion and commitment for the next<text:s/>iteration’s work</text:p>
        <text:p text:style-name="P46"><text:span text:style-name="T47"><text:s text:c="4"/></text:span><text:span text:style-name="T48">G</text:span><text:span text:style-name="T49"><text:s/></text:span><text:s text:c="2"/>Prioritized list of user stories that grows and changes</text:p>
        <text:p text:style-name="P50"><text:span text:style-name="T51"><text:s text:c="4"/></text:span><text:span text:style-name="T52">D</text:span><text:span text:style-name="T53"><text:s text:c="2"/></text:span><text:s text:c="2"/>Common understanding of when something is complete</text:p>
        <text:p text:style-name="P54"><text:span text:style-name="T55"><text:s text:c="3"/></text:span><text:span text:style-name="T56">C</text:span><text:span text:style-name="T57"><text:s text:c="4"/></text:span><text:s text:c="2"/>Discussion of yesterday’s progress, today’s plan, and issues</text:p>
        <text:p text:style-name="P58"><text:span text:style-name="T59"><text:s text:c="5"/></text:span><text:span text:style-name="T60">S</text:span><text:s text:c="2"/>Team-created list of rules, expectations, and procedures</text:p>
        <text:p text:style-name="P61"><text:span text:style-name="T62"><text:s text:c="2"/></text:span><text:span text:style-name="T63">I</text:span><text:span text:style-name="T64"><text:s text:c="3"/></text:span><text:s text:c="2"/>Self-organizing, cross-functional group of people</text:p>
        <text:p text:style-name="P65"><text:span text:style-name="T66"><text:s/>A <text:s text:c="5"/></text:span><text:s text:c="2"/>Compares total user stories versus completed user stories</text:p>
        <text:p text:style-name="P67"><text:span text:style-name="T68"><text:s text:c="3"/></text:span><text:span text:style-name="T69">P</text:span><text:span text:style-name="T70"><text:s text:c="3"/></text:span><text:s text:c="2"/>Number of story points that are completed per iteration</text:p>
        <text:p text:style-name="P71"><text:span text:style-name="T72"><text:s text:c="2"/></text:span><text:span text:style-name="T73">R</text:span><text:span text:style-name="T74"><text:s text:c="3"/></text:span><text:s text:c="2"/>Work that is currently being<text:s/>completed</text:p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><draw:custom-shape svg:x="0.0835in" svg:y="0.1665in" svg:width="0.01389in" svg:height="4.59167in" draw:z-index="2" draw:id="id0" draw:style-name="a3" draw:name="Image1" text:anchor-type="paragraph"><svg:title/><svg:desc/><text:p text:style-name="Normal"/><draw:enhanced-geometry draw:type="non-primitive" svg:viewBox="0 0 21600 21600" draw:enhanced-path="M ?f0 ?f0 L ?f1 ?f1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draw:custom-shape svg:width="0.29028in" svg:height="0.01389in" draw:z-index="251659264" draw:id="id1" draw:style-name="a4" draw:transform="translate(-0.14514in -0.00694in) rotate(-3.14159) translate(4.20047in 0.04818in)" draw:name="Image2" text:anchor-type="paragraph"><svg:title/><svg:desc/><text:p text:style-name="Normal"/><draw:enhanced-geometry draw:type="non-primitive" svg:viewBox="0 0 21600 21600" draw:enhanced-path="M ?f0 ?f0 L ?f1 ?f1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  <text:list text:style-name="WWNum1">
          <text:list-item text:start-value="1">
            <text:p text:style-name="P116"><text:span text:style-name="T117">Burn Up Chart</text:span></text:p>
          </text:list-item>
          <text:list-item>
            <text:p text:style-name="P118"><text:span text:style-name="T119">Burndown Chart</text:span></text:p>
          </text:list-item>
        </text:list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list text:style-name="WWNum1" text:continue-numbering="true">
          <text:list-item>
            <text:p text:style-name="P163"><text:span text:style-name="T164">Daily Standup</text:span></text:p>
          </text:list-item>
          <text:list-item>
            <text:p text:style-name="P165"><text:span text:style-name="T166">Definition of Done</text:span></text:p>
          </text:list-item>
          <text:list-item>
            <text:p text:style-name="P167"><text:span text:style-name="T168">Definition of Ready</text:span></text:p>
          </text:list-item>
          <text:list-item>
            <text:p text:style-name="P169"><text:span text:style-name="T170">Product Increment</text:span></text:p>
          </text:list-item>
          <text:list-item>
            <text:p text:style-name="P171"><text:span text:style-name="T172">Product Backlog</text:span></text:p>
          </text:list-item>
          <text:list-item>
            <text:p text:style-name="P173"><text:span text:style-name="T174">Product Owner</text:span></text:p>
          </text:list-item>
          <text:list-item>
            <text:p text:style-name="P175"><text:span text:style-name="T176">Development Team</text:span></text:p>
          </text:list-item>
          <text:list-item>
            <text:p text:style-name="P177"><text:span text:style-name="T178">Scrum Master</text:span></text:p>
          </text:list-item>
          <text:list-item>
            <text:p text:style-name="P179"><text:span text:style-name="T180">Sprint</text:span></text:p>
          </text:list-item>
          <text:list-item>
            <text:p text:style-name="P181"><text:span text:style-name="T182">Sprint Backlog</text:span></text:p>
          </text:list-item>
          <text:list-item>
            <text:p text:style-name="P183"><text:span text:style-name="T184">Sprint Planning</text:span></text:p>
          </text:list-item>
          <text:list-item>
            <text:p text:style-name="P185"><text:span text:style-name="T186">Sprint Retrospective</text:span></text:p>
          </text:list-item>
          <text:list-item>
            <text:p text:style-name="P187"><text:span text:style-name="T188">Sprint Review</text:span></text:p>
          </text:list-item>
          <text:list-item>
            <text:p text:style-name="P189"><text:span text:style-name="T190">Team Velocity</text:span></text:p>
          </text:list-item>
          <text:list-item>
            <text:p text:style-name="P191"><text:span text:style-name="T192">User Story</text:span></text:p>
          </text:list-item>
          <text:list-item>
            <text:p text:style-name="P193"><text:span text:style-name="T194">Work in Progress</text:span></text:p>
          </text:list-item>
          <text:list-item>
            <text:p text:style-name="P195"><text:span text:style-name="T196">Working Agreement</text:span></text:p>
          </text:list-item>
        </text:list>
        <text:p text:style-name="P197"><draw:custom-shape svg:width="0.29028in" svg:height="0.01389in" draw:z-index="251658240" draw:id="id2" draw:style-name="a5" draw:transform="translate(-0.14514in -0.00694in) rotate(-3.14159) translate(0.21396in 0.06207in)" draw:name="Image3" text:anchor-type="paragraph"><svg:title/><svg:desc/><text:p text:style-name="Normal"/><draw:enhanced-geometry draw:type="non-primitive" svg:viewBox="0 0 21600 21600" draw:enhanced-path="M ?f0 ?f0 L ?f1 ?f1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  <text:p text:style-name="P198"/>
        <text:p text:style-name="P199"/>
        <text:p text:style-name="P200"/>
        <text:p text:style-name="P20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bottom="0.0555in"/>
      <style:text-properties style:font-name="Cambria" style:font-name-asian="Cambria" style:font-name-complex="Cambria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text-align="center" fo:background-color="#000000"/>
      <style:text-properties style:font-name="Cambria" style:font-name-asian="Cambria" style:font-name-complex="Cambria" fo:font-weight="bold" style:font-weight-asian="bold" fo:color="#FFFFFF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0277in"/>
      <style:text-properties style:font-name="Cambria" style:font-name-asian="Cambria" style:font-name-complex="Cambria" fo:color="#243F61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0277in"/>
      <style:text-properties style:font-name="Cambria" style:font-name-asian="Cambria" style:font-name-complex="Cambria" fo:font-style="italic" style:font-style-asian="italic" fo:color="#366091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0277in"/>
      <style:text-properties style:font-name="Cambria" style:font-name-asian="Cambria" style:font-name-complex="Cambria" fo:font-weight="bold" style:font-weight-asian="bold" fo:color="#366091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0277in"/>
      <style:text-properties style:font-name="Cambria" style:font-name-asian="Cambria" style:font-name-complex="Cambria" fo:color="#243F61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text-properties style:font-name="Cambria" style:font-name-asian="Cambria" style:font-name-complex="Cambria" fo:font-size="28pt" style:font-size-asian="28pt" style:font-size-complex="28pt" fo:hyphenate="false"/>
    </style:style>
    <style:style style:name="Subtitle" style:display-name="Subtitle" style:family="paragraph" style:parent-style-name="Normal" style:next-style-name="Standard">
      <style:paragraph-properties fo:margin-bottom="0.1111in"/>
      <style:text-properties fo:color="#5A5A5A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Calibri" style:font-name-asian="Calibri" style:font-name-complex="Calibri" fo:font-weight="normal" style:font-weight-asian="normal" fo:font-style="normal" style:font-style-asian="normal" fo:text-transform="none" fo:font-variant="normal" style:text-line-through-type="none" fo:color="#0000FF" style:text-position="0% 100%" fo:font-size="9pt" style:font-size-asian="9pt" style:font-size-complex="9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423in" text:min-label-width="0.25in" text:list-level-position-and-space-mode="label-alignment">
          <style:list-level-label-alignment text:label-followed-by="listtab" fo:margin-left="0.8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73in" text:min-label-width="0.125in" text:list-level-position-and-space-mode="label-alignment">
          <style:list-level-label-alignment text:label-followed-by="listtab" fo:margin-left="1.3923in" fo:text-indent="-0.125in"/>
        </style:list-level-properties>
      </text:list-level-style-number>
      <text:list-level-style-number text:level="4" style:num-suffix="." style:num-format="1">
        <style:list-level-properties text:space-before="1.6423in" text:min-label-width="0.25in" text:list-level-position-and-space-mode="label-alignment">
          <style:list-level-label-alignment text:label-followed-by="listtab" fo:margin-left="1.8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423in" text:min-label-width="0.25in" text:list-level-position-and-space-mode="label-alignment">
          <style:list-level-label-alignment text:label-followed-by="listtab" fo:margin-left="2.3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73in" text:min-label-width="0.125in" text:list-level-position-and-space-mode="label-alignment">
          <style:list-level-label-alignment text:label-followed-by="listtab" fo:margin-left="2.8923in" fo:text-indent="-0.125in"/>
        </style:list-level-properties>
      </text:list-level-style-number>
      <text:list-level-style-number text:level="7" style:num-suffix="." style:num-format="1">
        <style:list-level-properties text:space-before="3.1423in" text:min-label-width="0.25in" text:list-level-position-and-space-mode="label-alignment">
          <style:list-level-label-alignment text:label-followed-by="listtab" fo:margin-left="3.3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423in" text:min-label-width="0.25in" text:list-level-position-and-space-mode="label-alignment">
          <style:list-level-label-alignment text:label-followed-by="listtab" fo:margin-left="3.8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73in" text:min-label-width="0.125in" text:list-level-position-and-space-mode="label-alignment">
          <style:list-level-label-alignment text:label-followed-by="listtab" fo:margin-left="4.3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D9D9D9" fo:border-right="none" fo:padding-top="0in" fo:padding-left="0in" fo:padding-bottom="0.0138in" fo:padding-right="0in" style:shadow="none" fo:line-height="100%"/>
    </style:style>
    <style:style style:name="T3" style:parent-style-name="DefaultParagraphFont" style:family="text">
      <style:text-properties fo:font-weight="bold" style:font-weight-asian="bold" fo:color="#000000"/>
    </style:style>
    <style:style style:name="P4" style:parent-style-name="Standard" style:family="paragraph">
      <style:paragraph-properties fo:widows="2" fo:orphans="2" fo:text-align="end" fo:line-height="100%"/>
    </style:style>
    <style:style style:name="T5" style:parent-style-name="DefaultParagraphFont" style:family="text">
      <style:text-properties fo:color="#000000" fo:font-size="9pt" style:font-size-asian="9pt" style:font-size-complex="9pt"/>
    </style:style>
    <style:style style:name="T6" style:parent-style-name="DefaultParagraphFont" style:family="text">
      <style:text-properties fo:color="#0000FF" fo:font-size="9pt" style:font-size-asian="9pt" style:font-size-complex="9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widows="2" fo:orphans="2" fo:border-top="none" fo:border-left="none" fo:border-bottom="0.0069in solid #D9D9D9" fo:border-right="none" fo:padding-top="0in" fo:padding-left="0in" fo:padding-bottom="0.0138in" fo:padding-right="0in" style:shadow="none" fo:line-height="100%"/>
    </style:style>
    <style:style style:name="T8" style:parent-style-name="DefaultParagraphFont" style:family="text">
      <style:text-properties fo:font-weight="bold" style:font-weight-asian="bold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Project Charter</text:span><draw:frame draw:z-index="251659264" draw:style-name="a0" draw:name="image1.png" text:anchor-type="paragraph" svg:x="6.1772in" svg:y="-0.2083in" svg:width="0.2709in" svg:height="0.3638in" style:rel-width="scale" style:rel-height="scale"><draw:image xlink:href="media/image1.png" xlink:type="simple" xlink:show="embed" xlink:actuate="onLoad"/><svg:title/><svg:desc>A close up of a sign

Description generated with high confidence</svg:desc></draw:frame></text:p>
      </style:header>
      <style:footer>
        <text:p text:style-name="P4"><text:span text:style-name="T5">Template provided courtesy of<text:s/></text:span><text:a xlink:href="http://www.thebaguide.com" office:target-frame-name="_top" xlink:show="replace"><text:span text:style-name="T6">TheBAGuide.com</text:span></text:a></text:p>
      </style:footer>
    </style:master-page>
    <style:master-page style:next-style-name="MP0" style:name="MPF0" style:page-layout-name="PL0">
      <style:header>
        <text:p text:style-name="P7"><text:span text:style-name="T8">Scrum Term Worksheet</text:span><draw:frame draw:z-index="251662336" draw:style-name="a1" draw:name="Image1" text:anchor-type="paragraph" svg:x="6.1772in" svg:y="-0.2083in" svg:width="0.2709in" svg:height="0.3638in" style:rel-width="scale" style:rel-height="scale"><draw:image xlink:href="media/image1.png" xlink:type="simple" xlink:show="embed" xlink:actuate="onLoad"/><svg:title/><svg:desc>A close up of a sign

Description generated with high confidence</svg:desc></draw:frame><draw:frame draw:z-index="251661312" draw:style-name="a2" draw:name="image2.png" text:anchor-type="paragraph" svg:x="5.8193in" svg:y="-0.1291in" svg:width="0.2374in" svg:height="0.228in" style:rel-width="scale" style:rel-height="scale"><draw:image xlink:href="media/image2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nalika pandey</dc:creator>
    <meta:creation-date>2021-09-24T05:24:00Z</meta:creation-date>
    <dc:date>2021-09-24T05:28:00Z</dc:date>
    <meta:template xlink:href="Normal" xlink:type="simple"/>
    <meta:editing-cycles>5</meta:editing-cycles>
    <meta:editing-duration>PT180S</meta:editing-duration>
    <meta:document-statistic meta:page-count="1" meta:paragraph-count="3" meta:word-count="242" meta:character-count="1619" meta:row-count="11" meta:non-whitespace-character-count="1380"/>
  </office:meta>
</office:document-meta>
</file>